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6299in" table:align="margins"/>
    </style:style>
    <style:style style:name="Table1.A" style:family="table-column">
      <style:table-column-properties style:column-width="0.2194in" style:rel-column-width="3107*"/>
    </style:style>
    <style:style style:name="Table1.B" style:family="table-column">
      <style:table-column-properties style:column-width="0.5299in" style:rel-column-width="7502*"/>
    </style:style>
    <style:style style:name="Table1.C" style:family="table-column">
      <style:table-column-properties style:column-width="0.1563in" style:rel-column-width="2212*"/>
    </style:style>
    <style:style style:name="Table1.D" style:family="table-column">
      <style:table-column-properties style:column-width="3.7243in" style:rel-column-width="52714*"/>
    </style:style>
    <style:style style:name="Table1.1" style:family="table-row">
      <style:table-row-properties style:min-row-height="0.1299in"/>
    </style:style>
    <style:style style:name="Vocabulary" style:family="table">
      <style:table-properties style:width="4.6299in" table:align="margins"/>
    </style:style>
    <style:style style:name="Vocabulary.A" style:family="table-column">
      <style:table-column-properties style:column-width="2.1118in" style:rel-column-width="29894*"/>
    </style:style>
    <style:style style:name="Vocabulary.B" style:family="table-column">
      <style:table-column-properties style:column-width="0.3701in" style:rel-column-width="5237*"/>
    </style:style>
    <style:style style:name="Vocabulary.C" style:family="table-column">
      <style:table-column-properties style:column-width="2.1479in" style:rel-column-width="30404*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799in" fo:text-align="center" style:justify-single-word="false" fo:padding="0in" fo:border-left="none" fo:border-right="none" fo:border-top="none" fo:border-bottom="0.0071in solid #000000" style:shadow="none" style:join-border="false"/>
    </style:style>
    <style:style style:name="P4" style:family="paragraph" style:parent-style-name="Standard">
      <style:paragraph-properties fo:text-align="center" style:justify-single-word="false" fo:break-before="column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in" fo:margin-right="0in" fo:margin-top="0in" fo:margin-bottom="0.0799in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0799in" fo:text-indent="0in" style:auto-text-indent="false" fo:padding="0in" fo:border-left="none" fo:border-right="none" fo:border-top="none" fo:border-bottom="0.0071in solid #000000" style:shadow="non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margin-top="0in" fo:margin-bottom="0.0799in" fo:padding="0in" fo:border-left="none" fo:border-right="none" fo:border-top="none" fo:border-bottom="0.0071in solid #000000" style:shadow="none" style:join-border="false"/>
    </style:style>
    <style:style style:name="P9" style:family="paragraph" style:parent-style-name="Table_20_Contents">
      <style:paragraph-properties fo:margin-top="0in" fo:margin-bottom="0.0799in" fo:padding="0in" fo:border="none" style:shadow="none" style:join-border="false"/>
    </style:style>
    <style:style style:name="P10" style:family="paragraph" style:parent-style-name="Standard">
      <style:paragraph-properties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OTES – THINGS TO COP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 table:style-name="Table1.1">
          <table:table-cell office:value-type="string">
            <text:p text:style-name="P5">p.</text:p>
          </table:table-cell>
          <table:table-cell office:value-type="string">
            <text:p text:style-name="P6"/>
          </table:table-cell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</table:table>
      <text:p text:style-name="P1"/>
      <text:p text:style-name="P4">VOCABULARY</text:p>
      <text:p text:style-name="P2"/>
      <text:p text:style-name="P7"/>
      <table:table table:name="Vocabulary" table:style-name="Vocabulary">
        <table:table-column table:style-name="Vocabulary.A"/>
        <table:table-column table:style-name="Vocabulary.B"/>
        <table:table-column table:style-name="Vocabulary.C"/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/>
          </table:table-cell>
          <table:table-cell office:value-type="string">
            <text:p text:style-name="P8"/>
          </table:table-cell>
        </table:table-row>
      </table:table>
      <text:p text:style-name="P10"/>
      <text:p text:style-name="P4">FURTHER RESEARCH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9902in" style:type="center"/>
          <style:tab-stop style:position="9.9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9.8591in" style:type="right"/>
          <style:tab-stop style:position="9.9807in" style:type="right"/>
        </style:tab-stops>
      </style:paragraph-properties>
      <style:text-properties style:font-name="Verdana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page-layout style:name="pm1">
      <style:page-layout-properties fo:page-width="11in" fo:page-height="8.5in" style:num-format="1" style:print-orientation="landscape" fo:margin-top="0.5701in" fo:margin-bottom="0.6701in" fo:margin-left="0.5701in" fo:margin-right="0.5701in" style:writing-mode="lr-tb" style:footnote-max-height="0in">
        <style:columns fo:column-count="2" fo:column-gap="0.6in">
          <style:column style:rel-width="32767*" fo:start-indent="0in" fo:end-indent="0.3in"/>
          <style:column style:rel-width="32768*" fo:start-indent="0.3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Material read: ______________________________________________<text:tab/><text:span text:style-name="T1">TextDigester</text:span> 1.0 by David Fisco from <text:span text:style-name="T2">http://www.DavidFisco.com</text:span></text:p>
      </style:footer>
      <style:footer-left>
        <text:p text:style-name="P1"><text:span text:style-name="T3">Date reading began: _____/_____/_____<text:tab/></text:span><text:span text:style-name="T4">TextDigester</text:span><text:span text:style-name="T3"> 1.0 by David Fisco from </text:span><text:span text:style-name="T2">http://www.DavidFisco.com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
  </meta:generator>
    <meta:initial-creator>David Fisco</meta:initial-creator>
    <meta:creation-date>2006-07-21T03:12:25</meta:creation-date>
    <dc:creator>David Fisco</dc:creator>
    <dc:date>2006-07-24T22:49:42</dc:date>
    <meta:printed-by>David Fisco</meta:printed-by>
    <meta:print-date>2006-07-21T19:48:50</meta:print-date>
    <dc:language>en-US</dc:language>
    <meta:editing-cycles>20</meta:editing-cycles>
    <meta:editing-duration>PT1H11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8" meta:word-count="51" meta:character-count="322"/>
  </office:meta>
</office:document-meta>
</file>